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rm</text:p>
          </table:table-cell>
          <table:table-cell table:style-name="ce6" office:value-type="string">
            <text:p>Shock 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office:value-type="string">
            <text:p>Blastwave</text:p>
          </table:table-cell>
          <table:table-cell office:value-type="string">
            <text:p>Dancing Fires</text:p>
          </table:table-cell>
          <table:table-cell office:value-type="string">
            <text:p>Combust</text:p>
          </table:table-cell>
          <table:table-cell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office:value-type="string">
            <text:p>Ice Shards</text:p>
          </table:table-cell>
          <table:table-cell office:value-type="string">
            <text:p>Frozen Ground</text:p>
          </table:table-cell>
          <table:table-cell office:value-type="string">
            <text:p>Shatter</text:p>
          </table:table-cell>
          <table:table-cell office:value-type="string">
            <text:p>Uttercold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15/07/2010</text:date>, <text:time>18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7-15T18:44:24</dc:date>
    <dc:language>fr-FR</dc:language>
    <meta:editing-cycles>178</meta:editing-cycles>
    <meta:editing-duration>PT97H08M25S</meta:editing-duration>
    <dc:creator>Nicolas Casalini</dc:creator>
    <meta:document-statistic meta:table-count="3" meta:cell-count="482" meta:object-count="0"/>
    <meta:user-defined meta:name="Info 1"/>
    <meta:user-defined meta:name="Info 2"/>
    <meta:user-defined meta:name="Info 3"/>
    <meta:user-defined meta:name="Info 4"/>
  </office:meta>
</office:document-meta>
</file>